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952cm" fo:min-width="1.6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18cm" fo:min-width="2.118cm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03cm" fo:min-width="0.34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03cm" fo:min-width="0.35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236cm" fo:min-width="1.4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3cm" svg:height="1.7cm" svg:x="19.651cm" svg:y="8.5cm">
          <text:p text:style-name="P1">f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cm" svg:height="1.7cm" svg:x="23.1cm" svg:y="1.2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5cm" svg:y1="9.1cm" svg:x2="6.3cm" svg:y2="6.073cm" draw:start-shape="id1" draw:start-glue-point="4" draw:end-shape="id2" draw:end-glue-point="10" svg:d="M3500 9100l2800-3027" svg:viewBox="0 0 2801 3028">
          <text:p/>
        </draw:connector>
        <draw:connector draw:style-name="gr2" draw:text-style-name="P3" draw:layer="layout" draw:type="line" svg:x1="4.2cm" svg:y1="4.95cm" svg:x2="6.14cm" svg:y2="6.246cm" draw:start-shape="id3" draw:start-glue-point="10" draw:end-shape="id2" draw:end-glue-point="8" svg:d="M4200 4950l1940 1296" svg:viewBox="0 0 1941 1297">
          <text:p/>
        </draw:connector>
        <draw:connector draw:style-name="gr2" draw:text-style-name="P3" draw:layer="layout" draw:type="line" svg:x1="6.253cm" svg:y1="6.196cm" svg:x2="5.8cm" svg:y2="3.4cm" draw:start-shape="id2" draw:start-glue-point="9" draw:end-shape="id4" svg:d="M6253 6196l-453-2796" svg:viewBox="0 0 454 2797">
          <text:p/>
        </draw:connector>
        <draw:custom-shape draw:style-name="gr1" draw:text-style-name="P2" xml:id="id8" draw:id="id8" draw:layer="layout" svg:width="3cm" svg:height="1.7cm" svg:x="19.3cm" svg:y="6cm">
          <text:p text:style-name="P1">QTL /</text:p>
          <text:p text:style-name="P1"><text:s/>fe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7cm" svg:height="2.5cm" svg:x="11.5cm" svg:y="1.2cm">
          <text:p text:style-name="P1">t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8.418cm" svg:y1="2.051cm" svg:x2="14.8cm" svg:y2="2.16cm" draw:start-shape="id5" draw:start-glue-point="6" draw:end-shape="id6" draw:end-glue-point="1" svg:d="M18418 2051h-1809v109h-1809" svg:viewBox="0 0 3619 110">
          <text:p/>
        </draw:connector>
        <draw:connector draw:style-name="gr4" draw:text-style-name="P2" draw:layer="layout" svg:x1="12.251cm" svg:y1="2.16cm" svg:x2="7.2cm" svg:y2="2.35cm" draw:start-shape="id7" draw:start-glue-point="3" draw:end-shape="id4" draw:end-glue-point="10" svg:d="M12251 2160h-2525v190h-2526" svg:viewBox="0 0 5052 191">
          <text:p/>
        </draw:connector>
        <draw:g xml:id="id7" draw:id="id7">
          <draw:custom-shape draw:style-name="gr5" draw:text-style-name="P2" draw:layer="layout" svg:width="0.849cm" svg:height="0.28cm" svg:x="13.1cm" svg:y="2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6" draw:id="id6" draw:layer="layout" svg:width="0.851cm" svg:height="0.28cm" svg:x="13.949cm" svg:y="2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849cm" svg:height="0.28cm" svg:x="12.251cm" svg:y="2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2" xml:id="id2" draw:id="id2" draw:layer="layout" svg:width="0.321cm" svg:height="0.346cm" svg:x="5.97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" draw:id="id1" draw:layer="layout" svg:width="2.8cm" svg:height="2.1cm" svg:x="2.1cm" svg:y="9.1cm">
          <text:p text:style-name="P1">feature tags :</text:p>
          <text:p text:style-name="P1">gene, ex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draw:line-skew="0.549cm" svg:x1="19.739cm" svg:y1="7.451cm" svg:x2="20.09cm" svg:y2="8.749cm" draw:start-shape="id8" draw:start-glue-point="7" draw:end-shape="id9" draw:end-glue-point="5" svg:d="M19739 7451c0 1798 351 1150 351 1298" svg:viewBox="0 0 352 1299">
          <text:p/>
        </draw:connector>
        <draw:frame draw:style-name="gr10" draw:text-style-name="P4" draw:layer="layout" svg:width="2.2cm" svg:height="1.1cm" svg:x="17.6cm" svg:y="7.5cm">
          <draw:text-box>
            <text:p>same</text:p>
          </draw:text-box>
        </draw:frame>
        <draw:custom-shape draw:style-name="gr1" draw:text-style-name="P2" xml:id="id12" draw:id="id12" draw:layer="layout" svg:width="3cm" svg:height="1.7cm" svg:x="24.2cm" svg:y="6.5cm">
          <text:p text:style-name="P1">phys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cm" svg:height="1.7cm" svg:x="25.7cm" svg:y="4.5cm">
          <text:p text:style-name="P1">genet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6.139cm" svg:y1="4.749cm" svg:x2="24.821cm" svg:y2="4.027cm" draw:start-shape="id10" draw:start-glue-point="5" draw:end-shape="id11" draw:end-glue-point="10" svg:d="M26139 4749l-1318-722" svg:viewBox="0 0 1319 723">
          <text:p/>
        </draw:connector>
        <draw:connector draw:style-name="gr2" draw:text-style-name="P3" draw:layer="layout" draw:type="line" svg:x1="25.7cm" svg:y1="6.5cm" svg:x2="24.661cm" svg:y2="4.2cm" draw:start-shape="id12" draw:end-shape="id11" draw:end-glue-point="8" svg:d="M25700 6500l-1039-2300" svg:viewBox="0 0 1040 2301">
          <text:p/>
        </draw:connector>
        <draw:connector draw:style-name="gr2" draw:text-style-name="P3" draw:layer="layout" draw:type="line" svg:x1="24.547cm" svg:y1="3.904cm" svg:x2="24.6cm" svg:y2="2.901cm" draw:start-shape="id11" draw:start-glue-point="5" svg:d="M24547 3904l53-1003" svg:viewBox="0 0 54 1004">
          <text:p/>
        </draw:connector>
        <draw:custom-shape draw:style-name="gr7" draw:text-style-name="P2" xml:id="id11" draw:id="id11" draw:layer="layout" svg:width="0.321cm" svg:height="0.346cm" svg:x="24.5cm" svg:y="3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2.8cm" svg:height="2.1cm" svg:x="4.4cm" svg:y="1.3cm">
          <text:p text:style-name="P1">tag</text:p>
          <text:p text:style-name="P1">n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2.8cm" svg:height="2.1cm" svg:x="1.4cm" svg:y="3.9cm">
          <text:p text:style-name="P1">map tags :</text:p>
          <text:p text:style-name="P1">7, A, Whe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cm" svg:height="1.7cm" svg:x="18.418cm" svg:y="1.201cm">
          <text:p text:style-name="P1">taggable</text:p>
          <text:p text:style-name="P1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3.539cm" svg:y1="2.651cm" svg:x2="21.821cm" svg:y2="4.027cm" draw:start-shape="id13" draw:start-glue-point="7" draw:end-shape="id14" draw:end-glue-point="10" svg:d="M23539 2651l-1718 1376" svg:viewBox="0 0 1719 1377">
          <text:p/>
        </draw:connector>
        <draw:connector draw:style-name="gr2" draw:text-style-name="P3" draw:layer="layout" draw:type="line" svg:x1="20.8cm" svg:y1="6cm" svg:x2="21.661cm" svg:y2="4.2cm" draw:start-shape="id8" draw:start-glue-point="4" draw:end-shape="id14" draw:end-glue-point="8" svg:d="M20800 6000l861-1800" svg:viewBox="0 0 862 1801">
          <text:p/>
        </draw:connector>
        <draw:connector draw:style-name="gr2" draw:text-style-name="P3" draw:layer="layout" draw:type="line" svg:x1="21.547cm" svg:y1="3.904cm" svg:x2="20.979cm" svg:y2="2.652cm" draw:start-shape="id14" draw:start-glue-point="5" draw:end-shape="id5" draw:end-glue-point="9" svg:d="M21547 3904l-568-1252" svg:viewBox="0 0 569 1253">
          <text:p/>
        </draw:connector>
        <draw:custom-shape draw:style-name="gr7" draw:text-style-name="P2" xml:id="id14" draw:id="id14" draw:layer="layout" svg:width="0.321cm" svg:height="0.346cm" svg:x="21.5cm" svg:y="3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2.8cm" svg:height="2.1cm" svg:x="12.2cm" svg:y="5.9cm">
          <text:p text:style-name="P1">tag value :</text:p>
          <text:p text:style-name="P1">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3.525cm" svg:y1="2.3cm" svg:x2="13.6cm" svg:y2="5.9cm" draw:start-shape="id7" draw:start-glue-point="2" draw:end-shape="id15" draw:end-glue-point="4" svg:d="M13525 2300v1800h75v1800" svg:viewBox="0 0 76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3:47:25.077102777</meta:creation-date>
    <dc:date>2017-12-05T11:05:01.302000000</dc:date>
    <meta:editing-duration>PT21H53M50S</meta:editing-duration>
    <meta:editing-cycles>8</meta:editing-cycles>
    <meta:generator>LibreOffice/5.4.3.2$Windows_X86_64 LibreOffice_project/92a7159f7e4af62137622921e809f8546db437e5</meta:generator>
    <meta:print-date>2017-12-04T15:15:28.715000000</meta:print-date>
    <meta:document-statistic meta:object-count="32"/>
  </office:meta>
</office:document-meta>
</file>